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1f1ad" officeooo:paragraph-rsid="0001f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to 2da Tecpro Grupo 1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38:38.633350083</meta:creation-date>
    <meta:generator>LibreOffice/24.2.2.2$Windows_X86_64 LibreOffice_project/d56cc158d8a96260b836f100ef4b4ef25d6f1a01</meta:generator>
    <dc:date>2024-10-23T09:26:17.739000000</dc:date>
    <meta:editing-duration>PT1M33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8"/>
  </office:meta>
</office:document-meta>
</file>